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bbd99" officeooo:paragraph-rsid="000bbd99"/>
    </style:style>
    <style:style style:name="P2" style:family="paragraph" style:parent-style-name="Standard">
      <style:text-properties officeooo:rsid="000bbd99" officeooo:paragraph-rsid="000bbd99"/>
    </style:style>
    <style:style style:name="P3" style:family="paragraph" style:parent-style-name="Standard">
      <style:text-properties officeooo:rsid="000bbd99" officeooo:paragraph-rsid="000e4ce4"/>
    </style:style>
    <style:style style:name="P4" style:family="paragraph" style:parent-style-name="Standard">
      <style:text-properties officeooo:rsid="000d59cb" officeooo:paragraph-rsid="000d59cb"/>
    </style:style>
    <style:style style:name="P5" style:family="paragraph" style:parent-style-name="Standard">
      <style:text-properties officeooo:rsid="000d59cb" officeooo:paragraph-rsid="0014904c"/>
    </style:style>
    <style:style style:name="T1" style:family="text">
      <style:text-properties officeooo:rsid="000d59cb"/>
    </style:style>
    <style:style style:name="T2" style:family="text">
      <style:text-properties officeooo:rsid="000e4ce4"/>
    </style:style>
    <style:style style:name="T3" style:family="text">
      <style:text-properties officeooo:rsid="000f82a0"/>
    </style:style>
    <style:style style:name="T4" style:family="text">
      <style:text-properties officeooo:rsid="000ff4f5"/>
    </style:style>
    <style:style style:name="T5" style:family="text">
      <style:text-properties officeooo:rsid="001066a1"/>
    </style:style>
    <style:style style:name="T6" style:family="text">
      <style:text-properties officeooo:rsid="0011bfcc"/>
    </style:style>
    <style:style style:name="T7" style:family="text">
      <style:text-properties officeooo:rsid="00128836"/>
    </style:style>
    <style:style style:name="T8" style:family="text">
      <style:text-properties officeooo:rsid="00131e76"/>
    </style:style>
    <style:style style:name="T9" style:family="text">
      <style:text-properties officeooo:rsid="001490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sed <text:span text:style-name="T7">also </text:span>as signs chars format AG85<text:span text:style-name="T8">U</text:span>ASCF1</text:p>
      <text:p text:style-name="Subtitle">By Arthur Golubev 19850316</text:p>
      <text:p text:style-name="Subtitle">2025-08-22</text:p>
      <text:p text:style-name="P3">Used <text:span text:style-name="T7">also </text:span>as signs chars format AG85ASCF1<text:span text:style-name="T1"> </text:span><text:span text:style-name="T6">is applicable for </text:span><text:span text:style-name="T2">texts </text:span><text:span text:style-name="T1">that can’t contain </text:span><text:span text:style-name="T6">successive sequence of the signs,</text:span><text:span text:style-name="T1"> and is </text:span><text:span text:style-name="T6">as </text:span><text:span text:style-name="T1">follows:</text:span></text:p>
      <text:p text:style-name="P4">1. Single occurr<text:span text:style-name="T5">ence</text:span> <text:span text:style-name="T4">of </text:span>a char for which there is a corresponded sign means the sign <text:span text:style-name="T7">occurrence</text:span> in th<text:span text:style-name="T9">e</text:span> place of the text;</text:p>
      <text:p text:style-name="P5">2. <text:span text:style-name="T2">A </text:span><text:span text:style-name="T9">successive </text:span><text:span text:style-name="T2">s</text:span>equence <text:span text:style-name="T2">of </text:span><text:span text:style-name="T9">a</text:span><text:span text:style-name="T6"> </text:span>char for which there is a corresponded sign means <text:span text:style-name="T2">successive </text:span><text:span text:style-name="T9">occurrences</text:span><text:span text:style-name="T2"> </text:span><text:span text:style-name="T9">of the char</text:span><text:span text:style-name="T2"> with length less </text:span><text:span text:style-name="T7">by</text:span><text:span text:style-name="T2"> one than </text:span><text:span text:style-name="T7">length of </text:span><text:span text:style-name="T2">the </text:span><text:span text:style-name="T9">successive </text:span><text:span text:style-name="T2">sequence</text:span><text:span text:style-name="T9"> </text:span><text:span text:style-name="T3">in </text:span><text:span text:style-name="T4">th</text:span><text:span text:style-name="T9">e</text:span><text:span text:style-name="T4"> place of </text:span><text:span text:style-name="T3">the text</text:span><text:span text:style-name="T2">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bbd99" officeooo:paragraph-rsid="000bbd9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ge <text:page-number text:select-page="current">1</text:page-number><text:s/>of <text:page-count>1</text:page-count>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2T07:42:29.850385653</meta:creation-date>
    <dc:date>2025-08-22T17:26:33.188458026</dc:date>
    <meta:editing-duration>PT9H32M14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99" meta:character-count="551" meta:non-whitespace-character-count="459"/>
  </office:meta>
</office:document-meta>
</file>